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6.034cm" style:type="right"/>
        </style:tab-stops>
      </style:paragraph-properties>
      <style:text-properties fo:color="#77bc65" loext:opacity="100%"/>
    </style:style>
    <style:style style:name="P2" style:family="paragraph" style:parent-style-name="Title">
      <style:text-properties fo:color="#77bc65" loext:opacity="100%"/>
    </style:style>
    <style:style style:name="P3" style:family="paragraph" style:parent-style-name="Standard">
      <style:paragraph-properties fo:text-align="start" style:justify-single-word="false"/>
      <style:text-properties officeooo:rsid="000afdd1" officeooo:paragraph-rsid="000ba01d"/>
    </style:style>
    <style:style style:name="P4" style:family="paragraph" style:parent-style-name="Standard">
      <style:paragraph-properties fo:text-align="start" style:justify-single-word="false"/>
      <style:text-properties officeooo:rsid="000ba857" officeooo:paragraph-rsid="000ba85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ae712" officeooo:paragraph-rsid="000ae71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ae712" officeooo:paragraph-rsid="000afdd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afdd1" officeooo:paragraph-rsid="000afdd1"/>
    </style:style>
    <style:style style:name="P8" style:family="paragraph" style:parent-style-name="Standard" style:list-style-name="L1">
      <style:paragraph-properties fo:margin-top="0cm" fo:margin-bottom="0.3cm" style:contextual-spacing="false" fo:text-align="start" style:justify-single-word="false"/>
      <style:text-properties officeooo:rsid="000afdd1" officeooo:paragraph-rsid="000afdd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afdd1" officeooo:paragraph-rsid="000ba01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1b3a4" officeooo:paragraph-rsid="0011b3a4"/>
    </style:style>
    <style:style style:name="P11" style:family="paragraph" style:parent-style-name="Standard">
      <style:paragraph-properties fo:text-align="start" style:justify-single-word="false"/>
      <style:text-properties officeooo:rsid="000ba857" officeooo:paragraph-rsid="000ba01d"/>
    </style:style>
    <style:style style:name="P12" style:family="paragraph" style:parent-style-name="Standard" style:list-style-name="L1">
      <style:paragraph-properties fo:margin-top="0cm" fo:margin-bottom="0.199cm" style:contextual-spacing="false" fo:text-align="start" style:justify-single-word="false"/>
      <style:text-properties fo:font-weight="bold" officeooo:rsid="000ae712" officeooo:paragraph-rsid="000ae712" style:font-weight-asian="bold" style:font-weight-complex="bold"/>
    </style:style>
    <style:style style:name="T1" style:family="text">
      <style:text-properties officeooo:rsid="000ae712"/>
    </style:style>
    <style:style style:name="T2" style:family="text">
      <style:text-properties officeooo:rsid="000afdd1"/>
    </style:style>
    <style:style style:name="T3" style:family="text">
      <style:text-properties officeooo:rsid="000ba01d"/>
    </style:style>
    <style:style style:name="T4" style:family="text">
      <style:text-properties fo:color="#000000" loext:opacity="100%" officeooo:rsid="000ba01d"/>
    </style:style>
    <style:style style:name="T5" style:family="text">
      <style:text-properties officeooo:rsid="000ba857"/>
    </style:style>
    <style:style style:name="T6" style:family="text">
      <style:text-properties officeooo:rsid="000cd6f6"/>
    </style:style>
    <style:style style:name="T7" style:family="text">
      <style:text-properties officeooo:rsid="000d3f20"/>
    </style:style>
    <style:style style:name="T8" style:family="text">
      <style:text-properties officeooo:rsid="000e0906"/>
    </style:style>
    <style:style style:name="T9" style:family="text">
      <style:text-properties officeooo:rsid="000f3b93"/>
    </style:style>
    <style:style style:name="T10" style:family="text">
      <style:text-properties officeooo:rsid="00110e7b"/>
    </style:style>
    <style:style style:name="T11" style:family="text">
      <style:text-properties officeooo:rsid="001174b4"/>
    </style:style>
    <style:style style:name="T12" style:family="text">
      <style:text-properties officeooo:rsid="0011b3a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<text:span text:style-name="T1">NTREVISTA</text:span> AgriVall</text:p>
      <text:p text:style-name="P1"><text:tab/><text:span text:style-name="T4">Javier Peiro</text:span></text:p>
      <text:list text:style-name="L1">
        <text:list-item>
          <text:p text:style-name="P12">OBJETIVO DE LA ENTREVISTA</text:p>
          <text:list>
            <text:list-item>
              <text:p text:style-name="P6">Nuestro principal objetivo en esta entrevista es tener una visión más específica sobre las necesidades de la empresa y <text:span text:style-name="T2">profundizar lo suficiente en la</text:span> idea para empezar a trabajar en ella.</text:p>
            </text:list-item>
            <text:list-item>
              <text:p text:style-name="P7">Analizar los requisitos que va a tener la propia web.</text:p>
            </text:list-item>
            <text:list-item>
              <text:p text:style-name="P8">Informar al <text:span text:style-name="T1">al cliente </text:span>y<text:span text:style-name="T1"> encontrar el tipo de página que mejor se ajusta a sus necesidades.</text:span></text:p>
            </text:list-item>
          </text:list>
        </text:list-item>
        <text:list-item>
          <text:p text:style-name="P12">PREGUNTAS <text:s/>A REALIZAR</text:p>
          <text:list>
            <text:list-item>
              <text:p text:style-name="P7">¿Que idea <text:span text:style-name="T12">general</text:span> tiene para la página?</text:p>
            </text:list-item>
            <text:list-item>
              <text:p text:style-name="P5">¿A que público objetivo <text:span text:style-name="T12">se </text:span><text:span text:style-name="T2">quiere dirigir AgriVall</text:span>?</text:p>
            </text:list-item>
            <text:list-item>
              <text:p text:style-name="P7">¿Quisiera involucrar más a los agricultores en el proceso?</text:p>
            </text:list-item>
            <text:list-item>
              <text:p text:style-name="P7">¿Quiere expandir su marca en redes? En caso afirmativo, quisiera implementarlo en la web?</text:p>
            </text:list-item>
            <text:list-item>
              <text:p text:style-name="P10">¿Que diseño quiere para la web?</text:p>
            </text:list-item>
            <text:list-item>
              <text:p text:style-name="P7">¿Que que tipo de imagen corporativa quiere dar?</text:p>
            </text:list-item>
            <text:list-item>
              <text:p text:style-name="P7">¿Cuantos apartados cree que necesitará la web?</text:p>
            </text:list-item>
            <text:list-item>
              <text:p text:style-name="P10">¿Como quiere que sea cada apartado?</text:p>
            </text:list-item>
            <text:list-item>
              <text:p text:style-name="P7">¿Quiere que se pueda comprar en la propia web? <text:span text:style-name="T12">en caso afirmativo,</text:span> como tiene organizada la logística y en que zona tiene pensado vender?</text:p>
            </text:list-item>
            <text:list-item>
              <text:p text:style-name="P9">¿Estaría usted cómodo con la idea de implementar un <text:span text:style-name="T3">pequeño </text:span>chat con IA para aclarar dudas de los posibles clientes?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4:37:27.440557450</meta:creation-date>
    <dc:date>2024-12-27T12:23:47.471753910</dc:date>
    <meta:editing-duration>PT1H7M59S</meta:editing-duration>
    <meta:editing-cycles>9</meta:editing-cycles>
    <meta:generator>LibreOffice/24.2.7.2$Linux_X86_64 LibreOffice_project/420$Build-2</meta:generator>
    <meta:print-date>2024-12-18T15:42:34.866949819</meta:print-date>
    <meta:printed-by>Archivos PDF</meta:printed-by>
    <meta:document-statistic meta:table-count="0" meta:image-count="0" meta:object-count="0" meta:page-count="1" meta:paragraph-count="17" meta:word-count="193" meta:character-count="1089" meta:non-whitespace-character-count="926"/>
  </office:meta>
</office:document-meta>
</file>